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language="en" fo:country="US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7T06:54:34.443970902</meta:creation-date>
    <meta:generator>LibreOffice/6.1.1.2$Linux_X86_64 LibreOffice_project/10$Build-2</meta:generator>
    <meta:editing-cycles>4</meta:editing-cycles>
    <meta:editing-duration>PT1M20S</meta:editing-duration>
    <dc:date>2018-09-16T19:18:28.672238554</dc:date>
    <dc:creator>Dave Conroy</dc:creator>
    <meta:document-statistic meta:object-count="25"/>
    <meta:user-defined meta:name="Company">SelfDesign Learning Foundation</meta:user-defined>
  </office:meta>
</office:document-meta>
</file>